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9486"/>
    </style:style>
    <style:style style:name="T1" style:family="text">
      <style:text-properties officeooo:rsid="0005d4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***<text:span text:style-name="T1">Our first project a simple C program is based on JP’s Blinky, see JP p30 and chapter 3. <text:s text:c="2"/>A selection is offered here. <text:s/>Why not choose one and type it in. Verify the code and upload it to the pcb as shown in the user guide.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8T17:26:40.999000000</meta:creation-date>
    <meta:generator>LibreOffice/6.2.8.2$Windows_X86_64 LibreOffice_project/f82ddfca21ebc1e222a662a32b25c0c9d20169ee</meta:generator>
    <dc:date>2022-02-28T17:29:41.519000000</dc:date>
    <meta:editing-duration>PT3M</meta:editing-duration>
    <meta:editing-cycles>1</meta:editing-cycles>
    <meta:document-statistic meta:table-count="0" meta:image-count="0" meta:object-count="0" meta:page-count="1" meta:paragraph-count="1" meta:word-count="46" meta:character-count="227" meta:non-whitespace-character-count="179"/>
  </office:meta>
</office:document-meta>
</file>